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STEPS</text:p>
      <text:p text:style-name="Preformatted_20_Text"/>
      <text:p text:style-name="Preformatted_20_Text">After entering the omf-tools directory.</text:p>
      <text:p text:style-name="Preformatted_20_Text"/>
      <text:p text:style-name="Preformatted_20_Text">1) . scripts/env.sh </text:p>
      <text:p text:style-name="Preformatted_20_Text">To set some bash variables, e.g. RUBYLIB.</text:p>
      <text:p text:style-name="Preformatted_20_Text"/>
      <text:p text:style-name="Preformatted_20_Text">2) ENV=ORBIT ./scripts/prepare.sh topologies/topoAth9k2.xml </text:p>
      <text:p text:style-name="Preformatted_20_Text">To load on nodes specified in the xml file the omf-tools image able to work with these tools. It’s needed only one time for each reservation.</text:p>
      <text:p text:style-name="Preformatted_20_Text"/>
      <text:p text:style-name="Preformatted_20_Text">The topology topoAth9k2.xml used in the example is as follows:</text:p>
      <text:p text:style-name="Preformatted_20_Text"/>
      <text:p text:style-name="Preformatted_20_Text">CLIENT1 &lt;---- ch 36 --------&gt; AP <text:s/>&lt;---- ch 48 ------&gt; <text:s/>CLIENT2 </text:p>
      <text:p text:style-name="Preformatted_20_Text"/>
      <text:p text:style-name="Preformatted_20_Text">To change the topology it is necessary to get to know which nodes are available. Consult the status page once logged in Orbit website. Please make sure to select nodes that have at least one interface supported by the ath9k driver (it is possible to filter such nodes in the aforementioned status page).</text:p>
      <text:p text:style-name="Preformatted_20_Text"/>
      <text:p text:style-name="Preformatted_20_Text"/>
      <text:p text:style-name="Preformatted_20_Text">3) omf exec exps/TestBufferbloat.rb -- --topo topologies/topoAth9k2.xml --onFeatures gso --aqmPolicy fq_codel --offFeatures rso --stabilizeDelay 100 --rate 6 --demands 1000</text:p>
      <text:p text:style-name="Preformatted_20_Text"/>
      <text:p text:style-name="Preformatted_20_Text">To run the experiment on BufferBloat described in file exps/TestBufferbloat.rb run. Meaning of the options:</text:p>
      <text:p text:style-name="Preformatted_20_Text"><text:span text:style-name="T1">demand</text:span><text:span text:style-name="T1">s</text:span>: rate in kbit/s of the flow that is generated between CLIENT1 and CLIENT2</text:p>
      <text:p text:style-name="Preformatted_20_Text"/>
      <text:p text:style-name="Preformatted_20_Text">All the following options apply on the AP interface which is on channel 48 which is set to be the “bottleneck” interface in the topology file:</text:p>
      <text:p text:style-name="Preformatted_20_Text"><text:span text:style-name="T1">onFeatures</text:span> : features to activate by means of ethtool</text:p>
      <text:p text:style-name="Preformatted_20_Text"><text:span text:style-name="T1">offFeatures</text:span>: features to deactivate by means of ethtool</text:p>
      <text:p text:style-name="Preformatted_20_Text"><text:span text:style-name="T1">rate</text:span>: transmission rate</text:p>
      <text:p text:style-name="Preformatted_20_Text"><text:span text:style-name="T1">aqmPolicy</text:span>: AQM policy to apply</text:p>
      <text:p text:style-name="Preformatted_20_Text"><text:span text:style-name="T1">aqmPolicyOptions</text:span>: options for the AQM policy</text:p>
      <text:p text:style-name="Preformatted_20_Text"/>
      <text:p text:style-name="Preformatted_20_Text">To get to know which aqmPolicies are supported (and to add other options) and how they work, please refer to the implementations in the aqm directory.</text:p>
      <text:p text:style-name="Preformatted_20_Text"/>
      <text:p text:style-name="Preformatted_20_Text">As a matter of fact, aqmPolicyOptions is ignored at the moment. </text:p>
      <text:p text:style-name="Preformatted_20_Text"/>
      <text:p text:style-name="Preformatted_20_Text">While the experiment is running it is possible to log on nodes (on different console) through ssh <text:a xlink:type="simple" xlink:href="mailto:root@nodex-y" text:style-name="Internet_20_link">root@nodex-y</text:a> (without password).</text:p>
      <text:p text:style-name="Preformatted_20_Text"><text:s/></text:p>
      <text:p text:style-name="Preformatted_20_Text">4) ./scripts/get_results.sh “directory”</text:p>
      <text:p text:style-name="Preformatted_20_Text"/>
      <text:p text:style-name="Preformatted_20_Text">Used to collect the logs, once the experiment is done. Such logs are stored in the directory “directory”. Traffic logs are in the D-ITG (Distributed Internet Traffic Generator) format and can be analyzed by means of the ITGDec tool. </text:p>
      <text:p text:style-name="P1">Feauteres available on orbit nodes with Ath9k driver and their </text:p>
      <text:p text:style-name="Preformatted_20_Text"/>
      <text:p text:style-name="Preformatted_20_Text">Features for wlan1:</text:p>
      <text:p text:style-name="Preformatted_20_Text">rx-checksumming: off [fixed]</text:p>
      <text:p text:style-name="Preformatted_20_Text">tx-checksumming: off</text:p>
      <text:p text:style-name="Preformatted_20_Text"><text:s text:c="8"/>tx-checksum-ipv4: off [fixed]</text:p>
      <text:p text:style-name="Preformatted_20_Text"><text:s text:c="8"/>tx-checksum-ip-generic: off [fixed]</text:p>
      <text:p text:style-name="Preformatted_20_Text"><text:s text:c="8"/>tx-checksum-ipv6: off [fixed]</text:p>
      <text:p text:style-name="Preformatted_20_Text"><text:s text:c="8"/>tx-checksum-fcoe-crc: off [fixed]</text:p>
      <text:p text:style-name="Preformatted_20_Text"><text:s text:c="8"/>tx-checksum-sctp: off [fixed]</text:p>
      <text:p text:style-name="Preformatted_20_Text">scatter-gather: off</text:p>
      <text:p text:style-name="Preformatted_20_Text"><text:s text:c="8"/>tx-scatter-gather: off [fixed]</text:p>
      <text:p text:style-name="Preformatted_20_Text"><text:s text:c="8"/>tx-scatter-gather-fraglist: off [fixed]</text:p>
      <text:p text:style-name="Preformatted_20_Text">tcp-segmentation-offload: off</text:p>
      <text:p text:style-name="Preformatted_20_Text"><text:s text:c="8"/>tx-tcp-segmentation: off [fixed]</text:p>
      <text:p text:style-name="Preformatted_20_Text"><text:s text:c="8"/>tx-tcp-ecn-segmentation: off [fixed]</text:p>
      <text:p text:style-name="Preformatted_20_Text"><text:s text:c="8"/>tx-tcp6-segmentation: off [fixed]</text:p>
      <text:p text:style-name="Preformatted_20_Text">udp-fragmentation-offload: off [fixed]</text:p>
      <text:p text:style-name="Preformatted_20_Text">generic-segmentation-offload: off [requested on]</text:p>
      <text:p text:style-name="Preformatted_20_Text">generic-receive-offload: on</text:p>
      <text:p text:style-name="Preformatted_20_Text">large-receive-offload: off [fixed]</text:p>
      <text:p text:style-name="Preformatted_20_Text">rx-vlan-offload: off [fixed]</text:p>
      <text:p text:style-name="Preformatted_20_Text">tx-vlan-offload: off [fixed]</text:p>
      <text:p text:style-name="Preformatted_20_Text">ntuple-filters: off [fixed]</text:p>
      <text:p text:style-name="Preformatted_20_Text">receive-hashing: off [fixed]</text:p>
      <text:p text:style-name="Preformatted_20_Text">highdma: off [fixed]</text:p>
      <text:p text:style-name="Preformatted_20_Text">rx-vlan-filter: off [fixed]</text:p>
      <text:p text:style-name="Preformatted_20_Text">vlan-challenged: off [fixed]</text:p>
      <text:p text:style-name="Preformatted_20_Text">tx-lockless: off [fixed]</text:p>
      <text:p text:style-name="Preformatted_20_Text">netns-local: on [fixed]</text:p>
      <text:p text:style-name="Preformatted_20_Text">tx-gso-robust: off [fixed]</text:p>
      <text:p text:style-name="Preformatted_20_Text">tx-fcoe-segmentation: off [fixed]</text:p>
      <text:p text:style-name="Preformatted_20_Text">tx-gre-segmentation: off [fixed]</text:p>
      <text:p text:style-name="Preformatted_20_Text">tx-ipip-segmentation: off [fixed]</text:p>
      <text:p text:style-name="Preformatted_20_Text">tx-sit-segmentation: off [fixed]</text:p>
      <text:p text:style-name="Preformatted_20_Text">tx-udp_tnl-segmentation: off [fixed]</text:p>
      <text:p text:style-name="Preformatted_20_Text">tx-mpls-segmentation: off [fixed]</text:p>
      <text:p text:style-name="Preformatted_20_Text">fcoe-mtu: off [fixed]</text:p>
      <text:p text:style-name="Preformatted_20_Text">tx-nocache-copy: off</text:p>
      <text:p text:style-name="Preformatted_20_Text">loopback: off [fixed]</text:p>
      <text:p text:style-name="Preformatted_20_Text">rx-fcs: off [fixed]</text:p>
      <text:p text:style-name="Preformatted_20_Text">rx-all: off [fixed]</text:p>
      <text:p text:style-name="Preformatted_20_Text">tx-vlan-stag-hw-insert: off [fixed]</text:p>
      <text:p text:style-name="Preformatted_20_Text">rx-vlan-stag-hw-parse: off [fixed]</text:p>
      <text:p text:style-name="Preformatted_20_Text">rx-vlan-stag-filter: off [fixed]</text:p>
      <text:p text:style-name="Preformatted_20_Text">l2-fwd-offload: off [fixed]</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7T16:53:53</dc:date>
    <meta:editing-duration>PT2H38M26S</meta:editing-duration>
    <meta:editing-cycles>11</meta:editing-cycles>
    <meta:generator>LibreOffice/3.5$Linux_X86_64 LibreOffice_project/350m1$Build-2</meta:generator>
    <meta:document-statistic meta:table-count="0" meta:image-count="0" meta:object-count="0" meta:page-count="2" meta:paragraph-count="69" meta:word-count="471" meta:character-count="3474" meta:non-whitespace-character-count="2991"/>
  </office:meta>
</office:document-meta>
</file>